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6pt" style:font-size-asian="16pt" style:font-size-complex="16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Hello world!</text:span></text:p>
        <text:p text:style-name="P2"><text:span text:style-name="T2">Hello world! I am formatted.</text:span></text:p>
        <text:p text:style-name="P3"><text:span text:style-name="myOwnStyle">Hello world! I am formatted by a user defined style</text:span></text:p>
        <text:p text:style-name="P4"><text:span text:style-name="T3">Hello World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yOwnStyle" style:family="text">
      <style:text-properties style:font-name="Verdana" style:font-name-complex="Verdana" fo:font-size="14pt" style:font-size-asian="14pt" style:font-size-complex="14pt" fo:color="#1B2232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8-07T13:05:13.000</dc:date>
    <meta:generator>PHPWord</meta:generator>
    <meta:initial-creator/>
    <meta:creation-date>2021-08-07T13:05:13.000</meta:creation-date>
    <meta:keyword/>
    <meta:user-defined meta:name="Category"/>
    <meta:user-defined meta:name="Company"/>
    <meta:user-defined meta:name="Manager"/>
  </office:meta>
</office:document-meta>
</file>